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498713442776555288"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223790618142170195"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4216617123231754893"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4072950505707230654"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5184034312756897536"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067568353738698757"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18"><text:soft-page-break/>Sat July 19, 2020 <text:span text:style-name="T1">4 miles</text:span> <text:s/></text:p>
      <text:p text:style-name="P18"><text:span text:style-name="T1">Run:</text:span> 4 miles on hilly roads averaging 10:15/mile, Splits: 11:38, 9:57, 9:49, 9:33 </text:p>
      <text:p text:style-name="P18">Total of ascents along the way: 267 feet 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8T11:25:28.15</dc:date>
    <dc:creator>James Lombardi</dc:creator>
    <meta:editing-duration>P5DT12H38M44S</meta:editing-duration>
    <meta:editing-cycles>485</meta:editing-cycles>
    <meta:generator>OpenOffice/4.1.2$Win32 OpenOffice.org_project/412m3$Build-9782</meta:generator>
    <meta:document-statistic meta:table-count="0" meta:image-count="0" meta:object-count="0" meta:page-count="61" meta:paragraph-count="1671" meta:word-count="18509" meta:character-count="92457"/>
  </office:meta>
</office:document-meta>
</file>